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3">
      <style:paragraph-properties fo:margin-top="0.494cm" fo:margin-bottom="0.494cm" style:contextual-spacing="false"/>
    </style:style>
    <style:style style:name="P2" style:family="paragraph" style:parent-style-name="Heading_20_1">
      <style:paragraph-properties fo:margin-top="0.635cm" fo:margin-bottom="0.141cm" style:contextual-spacing="false" fo:keep-together="always" fo:keep-with-next="always"/>
    </style:style>
    <style:style style:name="P3" style:family="paragraph" style:parent-style-name="Heading_20_2">
      <style:paragraph-properties fo:margin-top="0.282cm" fo:margin-bottom="0.141cm" style:contextual-spacing="false" fo:keep-together="always" fo:keep-with-next="always"/>
    </style:style>
    <style:style style:name="P4" style:family="paragraph" style:parent-style-name="Normal_20__28_Web_29_">
      <style:paragraph-properties fo:margin-top="0.494cm" fo:margin-bottom="0.494cm" style:contextual-spacing="false"/>
    </style:style>
    <style:style style:name="P5" style:family="paragraph" style:parent-style-name="Normal_20__28_Web_29_">
      <style:paragraph-properties fo:margin-top="0.494cm" fo:margin-bottom="0.494cm" style:contextual-spacing="false"/>
      <style:text-properties style:font-name="Arial" fo:language="en" fo:country="US" style:font-name-complex="Arial1"/>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paragraph-properties fo:margin-top="0cm" fo:margin-bottom="0cm" style:contextual-spacing="false"/>
    </style:style>
    <style:style style:name="P8" style:family="paragraph" style:parent-style-name="Text_20_body" style:list-style-name="L3"/>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text-properties officeooo:paragraph-rsid="0009e8c4"/>
    </style:style>
    <style:style style:name="P16" style:family="paragraph" style:parent-style-name="Text_20_body" style:list-style-name="L13"/>
    <style:style style:name="P17" style:family="paragraph" style:parent-style-name="Text_20_body" style:list-style-name="L13">
      <style:paragraph-properties fo:margin-top="0cm" fo:margin-bottom="0cm" style:contextual-spacing="false"/>
    </style:style>
    <style:style style:name="T1" style:family="text">
      <style:text-properties fo:color="#0f4761" loext:opacity="100%" style:font-name="Arial" fo:font-size="20pt" fo:language="en" fo:country="US" fo:font-weight="normal" style:letter-kerning="false" style:font-name-asian="Times New Roman1" style:font-size-asian="20pt" style:font-weight-asian="normal" style:font-name-complex="Arial1" style:font-size-complex="20pt" style:font-weight-complex="normal">
        <loext:char-complex-color loext:theme-type="accent1" loext:color-type="theme">
          <loext:transformation loext:type="shade" loext:value="2509"/>
        </loext:char-complex-color>
      </style:text-properties>
    </style:style>
    <style:style style:name="T2" style:family="text">
      <style:text-properties fo:color="#0f4761" loext:opacity="100%" style:font-name="Arial" fo:font-size="16pt" fo:language="en" fo:country="US" fo:font-weight="normal" style:font-name-asian="Times New Roman1" style:font-size-asian="16pt" style:font-weight-asian="normal" style:font-name-complex="Arial1" style:font-size-complex="16pt" style:font-weight-complex="normal">
        <loext:char-complex-color loext:theme-type="accent1" loext:color-type="theme">
          <loext:transformation loext:type="shade" loext:value="2509"/>
        </loext:char-complex-color>
      </style:text-properties>
    </style:style>
    <style:style style:name="T3" style:family="text">
      <style:text-properties style:font-name="Arial" fo:language="en" fo:country="US" style:font-name-complex="Arial1"/>
    </style:style>
    <style:style style:name="T4" style:family="text">
      <style:text-properties style:font-name="Arial" fo:language="en" fo:country="US" officeooo:rsid="0009e8c4" style:font-name-complex="Arial1"/>
    </style:style>
    <style:style style:name="T5" style:family="text">
      <style:text-properties style:font-name="Arial" fo:language="en" fo:country="US" style:font-name-asian="Times New Roman1" style:font-name-complex="Arial1"/>
    </style:style>
    <style:style style:name="T6" style:family="text">
      <style:text-properties style:font-name="Arial" fo:language="en" fo:country="US" officeooo:rsid="0009e8c4" style:font-name-asian="Times New Roman1" style:font-name-complex="Arial1"/>
    </style:style>
    <style:style style:name="T7" style:family="text">
      <style:text-properties officeooo:rsid="0009e8c4"/>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 loext:marker-style-name="T1"><text:span text:style-name="T1">Project: Summarizing and Analyzing Research Papers</text:span><text:span text:style-name="T1"/></text:h>
      <text:h text:style-name="P3" text:outline-level="2" loext:marker-style-name="T2"><text:span text:style-name="T2">Submission Template</text:span><text:span text:style-name="T2"/></text:h>
      <text:p text:style-name="P4" loext:marker-style-name="T3"><text:span text:style-name="Strong_20_Emphasis"><text:span text:style-name="T3">Learner Name</text:span></text:span><text:span text:style-name="T3">: </text:span><text:span text:style-name="T4">Vartik soni</text:span></text:p>
      <text:p text:style-name="P4" loext:marker-style-name="T3"><text:span text:style-name="Strong_20_Emphasis"><text:span text:style-name="T3">Learner Email</text:span></text:span><text:span text:style-name="T3">: </text:span><text:span text:style-name="T4">vartik0221@gmail.com</text:span></text:p>
      <text:p text:style-name="P4" loext:marker-style-name="T3"><text:span text:style-name="Strong_20_Emphasis"><text:span text:style-name="T3">Topic</text:span></text:span><text:span text:style-name="T3">: </text:span><text:span text:style-name="T4">Psychology</text:span></text:p>
      <text:p text:style-name="P4" loext:marker-style-name="T3"><text:span text:style-name="Strong_20_Emphasis"><text:span text:style-name="T3">Research Paper</text:span></text:span><text:span text:style-name="T3">: </text:span><text:bookmark text:name="yui_3_18_1_1_1724605816287_131"/><text:bookmark text:name="yui_3_18_1_1_1724605816287_130"/><text:span text:style-name="Strong_20_Emphasis"><text:span text:style-name="T3">Google Scholar</text:span></text:span><text:span text:style-name="T3"> </text:span></text:p>
      <text:h text:style-name="P1" text:outline-level="3" loext:marker-style-name="T5"><text:span text:style-name="T5">Initial Prompt</text:span><text:span text:style-name="T5"/></text:h>
      <text:p text:style-name="P4" loext:marker-style-name="T3"><text:span text:style-name="Strong_20_Emphasis"><text:span text:style-name="T3">Description (50 words max)</text:span></text:span><text:span text:style-name="T3">: </text:span><text:span text:style-name="T4">Research paper on psychology. </text:span></text:p>
      <text:p text:style-name="P4" loext:marker-style-name="T3"><text:span text:style-name="Strong_20_Emphasis"><text:span text:style-name="T3">Generated Summary (100 words max)</text:span></text:span><text:span text:style-name="T3">: <text:s/>Despite increased effort from non-governmental organisations, academics and governments over recent decades, several threats continue to cause species declines and even extinctions. Resource use by a growing human population is a significant driver of biodiversity loss, so conservation scientists need to be interested in the factors that motivate human behaviour. Economic models have been applied to human decision making for many years; however, humans are not financially rational beings and other characteristics of the decision maker (including attitude) and the pressure that people perceive to behave in a certain way (subjective norms) may influence decision making; these are characteristics considered by social psychologists interested in human decision making. </text:span></text:p>
      <text:h text:style-name="P1" text:outline-level="3" loext:marker-style-name="T5"><text:span text:style-name="T5">Iteration 1 : </text:span><text:span text:style-name="T6">ChatGpt</text:span></text:h>
      <text:p text:style-name="P4" loext:marker-style-name="T3"><text:span text:style-name="Strong_20_Emphasis"><text:span text:style-name="T3">Description (50 words max)</text:span></text:span><text:span text:style-name="T3">: </text:span><text:span text:style-name="T4">Generate the summary from the research paper in 100 words.</text:span></text:p>
      <text:p text:style-name="P4" loext:marker-style-name="T3"><text:span text:style-name="Strong_20_Emphasis"><text:span text:style-name="T3">Generated Summary (100 words max)</text:span></text:span><text:span text:style-name="T3">: This passage highlights the importance of understanding human behavior in the context of conservation and natural-resource management. It suggests that while economic models have been used to study human decision-making, they often fall short because humans are not purely rational beings. Instead, social-psychological factors, such as attitudes, subjective norms, and perceived pressures, play a significant role in influencing behavior. The passage advocates for a more nuanced approach that incorporates social-psychological theories to better understand and influence behaviors that impact conservation goals. Specifically, it calls for targeted studies on attitudes towards specific behaviors relevant to conservation, rather than general attitudes, to design more effective interventions</text:span></text:p>
      <text:p text:style-name="P4" loext:marker-style-name="T3"><text:span text:style-name="T3"/></text:p>
      <text:list text:style-name="L2">
        <text:list-header>
          <text:p text:style-name="P6"><text:soft-page-break/></text:p>
        </text:list-header>
      </text:list>
      <text:p text:style-name="P4" loext:marker-style-name="T3"><text:span text:style-name="T3"/></text:p>
      <text:p text:style-name="Text_20_body"/>
      <text:p text:style-name="P4" loext:marker-style-name="T3"><text:span text:style-name="T3"/></text:p>
      <text:h text:style-name="P1" text:outline-level="3" loext:marker-style-name="T5"><text:span text:style-name="T5">Iteration 2 : </text:span><text:span text:style-name="T6">ChatGpt</text:span></text:h>
      <text:p text:style-name="P4" loext:marker-style-name="T3"><text:span text:style-name="Strong_20_Emphasis"><text:span text:style-name="T3">Description (50 words max)</text:span></text:span><text:span text:style-name="T3">: </text:span><text:span text:style-name="T4">Find the key points from the research paper in points in 100 words.</text:span></text:p>
      <text:p text:style-name="P4" loext:marker-style-name="T3"><text:span text:style-name="Strong_20_Emphasis"><text:span text:style-name="T3">Generated Summary (100 words max)</text:span></text:span><text:span text:style-name="T3">: Key </text:span><text:span text:style-name="T4">points</text:span><text:span text:style-name="T3">:</text:span></text:p>
      <text:list text:style-name="L3">
        <text:list-item>
          <text:p text:style-name="P9">Species declines and extinctions persist despite efforts from NGOs, academics, and governments.</text:p>
        </text:list-item>
        <text:list-item>
          <text:p text:style-name="P9">Human population growth and resource use are major drivers of biodiversity loss.</text:p>
        </text:list-item>
        <text:list-item>
          <text:p text:style-name="P9">Understanding human behavior is crucial for effective conservation efforts.</text:p>
        </text:list-item>
        <text:list-item>
          <text:p text:style-name="P9">Economic models alone are insufficient as humans are not purely financially rational.</text:p>
        </text:list-item>
        <text:list-item>
          <text:p text:style-name="P9">Social-psychological factors (attitudes, subjective norms) influence decision-making.</text:p>
        </text:list-item>
        <text:list-item>
          <text:p text:style-name="P9">Studies often focus on general conservation attitudes rather than specific behaviors.</text:p>
        </text:list-item>
        <text:list-item>
          <text:p text:style-name="P8">Targeting specific behaviors with social-psychological insights can improve conservation interventions</text:p>
        </text:list-item>
      </text:list>
      <text:p text:style-name="P4" loext:marker-style-name="T3"><text:span text:style-name="T3"/></text:p>
      <text:h text:style-name="P1" text:outline-level="3" loext:marker-style-name="T5"><text:span text:style-name="T5">Final Prompt</text:span><text:span text:style-name="T5"/></text:h>
      <text:p text:style-name="P4" loext:marker-style-name="T3"><text:span text:style-name="Strong_20_Emphasis"><text:span text:style-name="T3">Description (50 words max)</text:span></text:span><text:span text:style-name="T3">: </text:span><text:span text:style-name="T4">Write the key insights from the summary and evaluation and potential applications.</text:span></text:p>
      <text:p text:style-name="P4" loext:marker-style-name="T3"><text:span text:style-name="Strong_20_Emphasis"><text:span text:style-name="T3">Generated Summary (100 words max)</text:span></text:span><text:span text:style-name="T3">: Key insights highlight the necessity of integrating social-psychological theories into conservation strategies, recognizing that economic models alone are insufficient. Human behavior is complex, influenced by attitudes, social pressures, and norms, rather than just financial considerations. Targeted approaches focusing on specific behaviors and their underlying motivations can lead to more effective, culturally sensitive interventions. This can improve conservation outcomes by addressing the human dimensions that drive harmful practices like illegal hunting, ultimately fostering sustainable conservation efforts that resonate with local communities. </text:span></text:p>
      <text:h text:style-name="P1" text:outline-level="3" loext:marker-style-name="T5"><text:span text:style-name="T5">Insights and Applications</text:span><text:span text:style-name="T5"/></text:h>
      <text:p text:style-name="P4" loext:marker-style-name="T3"><text:span text:style-name="Strong_20_Emphasis"><text:span text:style-name="T3">Key Insights (150 words max)</text:span></text:span><text:span text:style-name="T3">: </text:span><text:span text:style-name="Strong_20_Emphasis"><text:span text:style-name="T3">:</text:span></text:span><text:span text:style-name="T3"> Despite efforts from various organizations and governments, species declines and extinctions continue due to ongoing threats.</text:span></text:p>
      <text:list text:style-name="L6">
        <text:list-item>
          <text:p text:style-name="P10"><text:span text:style-name="Strong_20_Emphasis">Human Population Impact</text:span></text:p>
        </text:list-item>
      </text:list>
      <text:list text:style-name="L7">
        <text:list-item>
          <text:p text:style-name="P11"><text:soft-page-break/><text:span text:style-name="Strong_20_Emphasis">Importance of Human Behavior in Conservation</text:span></text:p>
        </text:list-item>
      </text:list>
      <text:list text:style-name="L8">
        <text:list-item>
          <text:p text:style-name="P12"><text:span text:style-name="Strong_20_Emphasis">Limitations of Economic Models</text:span></text:p>
        </text:list-item>
      </text:list>
      <text:list text:style-name="L9">
        <text:list-item>
          <text:p text:style-name="P13"><text:span text:style-name="Strong_20_Emphasis">Role of Social-Psychological Factors</text:span></text:p>
        </text:list-item>
      </text:list>
      <text:list text:style-name="L10">
        <text:list-item>
          <text:p text:style-name="P14"><text:span text:style-name="Strong_20_Emphasis">Application of Social-Psychology Theories</text:span>.</text:p>
        </text:list-item>
      </text:list>
      <text:list text:style-name="L11">
        <text:list-item>
          <text:p text:style-name="P15"><text:span text:style-name="Strong_20_Emphasis">Need for Specific Behavioral Focu</text:span><text:span text:style-name="Strong_20_Emphasis"><text:span text:style-name="T7">s</text:span></text:span></text:p>
        </text:list-item>
        <text:list-item>
          <text:p text:style-name="P15"><text:span text:style-name="Strong_20_Emphasis">Improved Understanding for Better Interventions</text:span></text:p>
        </text:list-item>
      </text:list>
      <text:p text:style-name="P4" loext:marker-style-name="T3"><text:span text:style-name="T3"/></text:p>
      <text:p text:style-name="P7"/>
      <text:p text:style-name="P4" loext:marker-style-name="T3"><text:span text:style-name="T3"/></text:p>
      <text:p text:style-name="P4" loext:marker-style-name="T3"><text:span text:style-name="Strong_20_Emphasis"><text:span text:style-name="T3">Potential Applications (150 words max)</text:span></text:span><text:span text:style-name="T3">: Potential applications:</text:span></text:p>
      <text:list text:style-name="L13">
        <text:list-item>
          <text:p text:style-name="P17"><text:span text:style-name="Strong_20_Emphasis">Behavioral Insights in Conservation:</text:span> Applying social-psychology theories to understand and influence human behavior in conservation efforts.</text:p>
        </text:list-item>
        <text:list-item>
          <text:p text:style-name="P17"><text:span text:style-name="Strong_20_Emphasis">Targeted Interventions:</text:span> Designing specific interventions that address key behaviors impacting biodiversity, such as reducing illegal hunting or overuse of resources.</text:p>
        </text:list-item>
        <text:list-item>
          <text:p text:style-name="P17"><text:span text:style-name="Strong_20_Emphasis">Policy Development:</text:span> Informing policies that consider social-psychological factors like attitudes, subjective norms, and moral obligations in decision-making.</text:p>
        </text:list-item>
        <text:list-item>
          <text:p text:style-name="P17"><text:span text:style-name="Strong_20_Emphasis">Improved Resource Management:</text:span> Enhancing natural-resource management strategies by integrating economic and social-psychological models.</text:p>
        </text:list-item>
        <text:list-item>
          <text:p text:style-name="P16"><text:span text:style-name="Strong_20_Emphasis">Educational Programs:</text:span> Developing education and awareness campaigns that focus on changing specific behaviors relevant to conservation goals.</text:p>
        </text:list-item>
      </text:list>
      <text:p text:style-name="P4" loext:marker-style-name="T3"><text:span text:style-name="T3"/></text:p>
      <text:h text:style-name="P1" text:outline-level="3" loext:marker-style-name="T5"><text:span text:style-name="T5">Evaluation</text:span><text:span text:style-name="T5"/></text:h>
      <text:p text:style-name="P4" loext:marker-style-name="T3"><text:span text:style-name="Strong_20_Emphasis"><text:span text:style-name="T3">Clarity (50 words max)</text:span></text:span><text:span text:style-name="T3">: The paragraph emphasizes the need to incorporate social-psychological theories into conservation efforts, as economic models alone are insufficient. By focusing on specific behaviors and considering factors like attitudes, subjective norms, and moral obligations, interventions can be more effectively designed to address human actions that impact biodiversity and conservation goals. </text:span></text:p>
      <text:p text:style-name="P4" loext:marker-style-name="T3"><text:span text:style-name="Strong_20_Emphasis"><text:span text:style-name="T3">Accuracy (50 words max)</text:span></text:span><text:span text:style-name="T3">: The paragraph accurately highlights the limitations of relying solely on economic models for conservation, emphasizing the importance of understanding social-psychological factors like attitudes and subjective norms. It correctly points out that focusing on specific behaviors and integrating these factors can lead to more effective conservation interventions and better management of biodiversity loss. </text:span></text:p>
      <text:p text:style-name="P4" loext:marker-style-name="T3"><text:span text:style-name="Strong_20_Emphasis"><text:span text:style-name="T3">Relevance (50 words max)</text:span></text:span><text:span text:style-name="T3">: The paragraph is relevant in highlighting the need for conservation efforts to move beyond economic models by incorporating social-</text:span><text:soft-page-break/><text:span text:style-name="T3">psychological factors. Understanding attitudes, subjective norms, and other behavioral predictors is crucial for designing targeted interventions that effectively address human behaviors driving biodiversity loss and enhance conservation outcomes. </text:span></text:p>
      <text:h text:style-name="P1" text:outline-level="3" loext:marker-style-name="T5"><text:span text:style-name="T5">Reflection</text:span><text:span text:style-name="T5"/></text:h>
      <text:p text:style-name="P4" loext:marker-style-name="T3"><text:span text:style-name="Strong_20_Emphasis"><text:span text:style-name="T3">(250 words max)</text:span></text:span><text:span text:style-name="T3">: The paragraph offers a compelling analysis of the ongoing challenges in conservation, despite significant efforts from various sectors. It underscores a critical insight: understanding and influencing human behavior is essential for effective conservation. The emphasis on economic models in decision-making has traditionally dominated the conversation, but these models fall short because they do not account for the complex nature of human behavior. Humans are not purely rational actors driven by financial considerations; instead, their decisions are influenced by attitudes, social pressures, and perceived norms.</text:span></text:p>
      <text:p text:style-name="Text_20_body">From my perspective, the integration of social-psychological theories into conservation strategies is not just beneficial but necessary. Many conservation initiatives fail to achieve their desired outcomes because they do not adequately consider the human dimension. By focusing on general attitudes toward conservation rather than specific behaviors, these efforts miss the mark in creating impactful change. For example, a campaign that broadly promotes conservation might raise awareness, but it may not effectively reduce harmful practices like illegal hunting if it doesn’t address the specific motivations and social contexts behind these behaviors.</text:p>
      <text:p text:style-name="Text_20_body">I believe that a more targeted approach, as suggested in the paragraph, is crucial. By defining specific behaviors and exploring the social-psychological factors that influence them, conservationists can design interventions that are more likely to succeed. This approach not only allows for a deeper understanding of the behaviors impacting conservation goals but also opens the door to more nuanced and culturally sensitive interventions. Ultimately, this could lead to more sustainable conservation practices that resonate with the communities they aim to influence.</text:p>
      <text:p text:style-name="P7"/>
      <text:p text:style-name="P4" loext:marker-style-name="T3"><text:span text:style-name="T3"/></text:p>
      <text:p text:style-name="P5" loext:marker-style-name="T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0pt" fo:language="en" fo:country="IN"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n" fo:country="IN"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style:font-name-asian="Times New Roman1" style:font-family-asian="'Times New Roman'"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loext:linked-style-name="Heading_20_1_20_Char" style:default-outline-level="1" style:list-style-name="" style:class="text">
      <style:paragraph-properties fo:margin-top="0.494cm" fo:margin-bottom="0.494cm" style:contextual-spacing="false"/>
      <style:text-properties fo:color="#333333" loext:opacity="100%" fo:font-size="24pt" fo:font-weight="bold" style:letter-kerning="true" style:font-size-asian="24pt" style:font-weight-asian="bold" style:font-size-complex="24pt" style:font-weight-complex="bold"/>
    </style:style>
    <style:style style:name="Heading_20_2" style:display-name="Heading 2" style:family="paragraph" style:parent-style-name="Standard" loext:linked-style-name="Heading_20_2_20_Char" style:default-outline-level="2" style:list-style-name="" style:class="text">
      <style:paragraph-properties fo:margin-top="0.494cm" fo:margin-bottom="0.494cm" style:contextual-spacing="false"/>
      <style:text-properties fo:color="#333333" loext:opacity="100%" fo:font-size="18pt" fo:font-weight="bold" style:font-size-asian="18pt" style:font-weight-asian="bold" style:font-size-complex="18pt" style:font-weight-complex="bold"/>
    </style:style>
    <style:style style:name="Heading_20_3" style:display-name="Heading 3" style:family="paragraph" style:parent-style-name="Standard" loext:linked-style-name="Heading_20_3_20_Char" style:default-outline-level="3" style:list-style-name="" style:class="text">
      <style:paragraph-properties fo:margin-top="0.494cm" fo:margin-bottom="0.494cm" style:contextual-spacing="false"/>
      <style:text-properties fo:color="#333333" loext:opacity="100%" fo:font-size="13.5pt" fo:font-weight="bold" style:font-size-asian="13.5pt" style:font-weight-asian="bold" style:font-size-complex="13.5pt" style:font-weight-complex="bold"/>
    </style:style>
    <style:style style:name="Heading_20_4" style:display-name="Heading 4" style:family="paragraph" style:parent-style-name="Standard" loext:linked-style-name="Heading_20_4_20_Char" style:default-outline-level="4" style:list-style-name="" style:class="text">
      <style:paragraph-properties fo:margin-top="0.494cm" fo:margin-bottom="0.494cm" style:contextual-spacing="false"/>
      <style:text-properties fo:color="#333333" loext:opacity="100%" fo:font-weight="bold" style:font-weight-asian="bold" style:font-weight-complex="bold"/>
    </style:style>
    <style:style style:name="Heading_20_5" style:display-name="Heading 5" style:family="paragraph" style:parent-style-name="Standard" loext:linked-style-name="Heading_20_5_20_Char" style:default-outline-level="5" style:list-style-name="" style:class="text">
      <style:paragraph-properties fo:margin-top="0.494cm" fo:margin-bottom="0.494cm" style:contextual-spacing="false"/>
      <style:text-properties fo:color="#333333" loext:opacity="100%" fo:font-size="10pt" fo:font-weight="bold" style:font-size-asian="10pt" style:font-weight-asian="bold" style:font-size-complex="10pt" style:font-weight-complex="bold"/>
    </style:style>
    <style:style style:name="Heading_20_6" style:display-name="Heading 6" style:family="paragraph" style:parent-style-name="Standard" loext:linked-style-name="Heading_20_6_20_Char" style:default-outline-level="6" style:list-style-name="" style:class="text">
      <style:paragraph-properties fo:margin-top="0.494cm" fo:margin-bottom="0.494cm" style:contextual-spacing="false"/>
      <style:text-properties fo:color="#333333" loext:opacity="100%" fo:font-size="7.5pt" fo:font-weight="bold" style:font-size-asian="7.5pt" style:font-weight-asian="bold" style:font-size-complex="7.5pt" style:font-weight-complex="bold"/>
    </style:style>
    <style:style style:name="msonormal" style:family="paragraph" style:parent-style-name="Standard">
      <style:paragraph-properties fo:margin-top="0.494cm" fo:margin-bottom="0.494cm" style:contextual-spacing="false"/>
    </style:style>
    <style:style style:name="container" style:family="paragraph" style:parent-style-name="Standard">
      <style:paragraph-properties fo:margin-top="0.494cm" fo:margin-bottom="0.494cm" style:contextual-spacing="false"/>
    </style:style>
    <style:style style:name="section" style:family="paragraph" style:parent-style-name="Standard">
      <style:paragraph-properties fo:margin-top="0.494cm" fo:margin-bottom="0.529cm" style:contextual-spacing="false"/>
    </style:style>
    <style:style style:name="Normal_20__28_Web_29_" style:display-name="Normal (Web)" style:family="paragraph" style:parent-style-name="Standard">
      <style:paragraph-properties fo:margin-top="0.494cm" fo:margin-bottom="0.494cm" style:contextual-spacing="false"/>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0f4761" loext:opacity="100%" style:font-name="Aptos Display" fo:font-family="'Aptos Display'" style:font-family-generic="roman" style:font-pitch="variable" fo:font-size="20pt" style:font-name-asian="Times New Roman1" style:font-family-asian="'Times New Roman'"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0f4761" loext:opacity="100%" style:font-name="Aptos Display" fo:font-family="'Aptos Display'"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_20__28_WW_29_" loext:linked-style-name="Heading_20_3">
      <style:text-properties fo:color="#0f4761" loext:opacity="100%" style:font-name="Aptos" fo:font-family="Aptos"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_20__28_WW_29_" loext:linked-style-name="Heading_20_4">
      <style:text-properties fo:color="#0f4761" loext:opacity="100%" style:font-name="Aptos" fo:font-family="Aptos"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_20__28_WW_29_" loext:linked-style-name="Heading_20_5">
      <style:text-properties fo:color="#0f4761" loext:opacity="100%" style:font-name="Aptos" fo:font-family="Aptos"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_20__28_WW_29_" loext:linked-style-name="Heading_20_6">
      <style:text-properties fo:color="#595959" loext:opacity="100%" style:font-name="Aptos" fo:font-family="Aptos"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loext:char-complex-color loext:theme-type="dark1" loext:color-type="theme">
          <loext:transformation loext:type="tint" loext:value="3490"/>
        </loext:char-complex-color>
      </style:text-properties>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_20__28_WW_29_">
      <style:text-properties fo:color="#800080" loext:opacity="100%" style:text-underline-style="solid" style:text-underline-width="auto" style:text-underline-color="font-color"/>
    </style:style>
    <style:style style:name="HTML_20_Code" style:display-name="HTML Code" style:family="text" style:parent-style-name="Default_20_Paragraph_20_Font_20__28_WW_29_">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style style:name="ListLabel_20_65" style:display-name="ListLabel 65" style:family="text">
      <style:text-properties fo:font-size="10pt" style:font-size-asian="10pt"/>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family-generic="roman"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family-generic="roman"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family-generic="roman"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family-generic="roman"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family-generic="roman"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family-generic="roman"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family-generic="roman"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family-generic="roman"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family-generic="roman"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family-generic="roman"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family-generic="roman"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family-generic="roman" style:font-pitch="variable"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6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number text:level="3" text:style-name="ListLabel_20_6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ummarizing and Analyzing Research Papers Project</dc:title>
    <meta:initial-creator>Vikas Gupta</meta:initial-creator>
    <meta:editing-cycles>4</meta:editing-cycles>
    <meta:creation-date>2024-08-11T10:13:00</meta:creation-date>
    <dc:date>2024-08-26T00:40:30.547000000</dc:date>
    <meta:editing-duration>PT44M53S</meta:editing-duration>
    <meta:generator>LibreOffice/7.6.4.1$Windows_X86_64 LibreOffice_project/e19e193f88cd6c0525a17fb7a176ed8e6a3e2aa1</meta:generator>
    <meta:document-statistic meta:table-count="0" meta:image-count="0" meta:object-count="0" meta:page-count="4" meta:paragraph-count="48" meta:word-count="1059" meta:character-count="7972" meta:non-whitespace-character-count="6972"/>
    <meta:user-defined meta:name="AppVersion">16.0000</meta:user-defined>
    <meta:template xlink:type="simple" xlink:actuate="onRequest" xlink:title="Normal.dotm" xlink:href=""/>
  </office:meta>
</office:document-meta>
</file>